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csv<text:line-break/>'''<text:line-break/>datos=[['nombre','Apellido','nota'],['pepe','perez',7],['alberto','alv',6]]<text:line-break/>with open('ejemplo1.csv','w') as f: <text:line-break/><text:tab/>e=csv.writer(f)<text:line-break/><text:tab/>e.writerows(datos)<text:line-break/>print('escritura ok')<text:line-break/><text:line-break/>with open('ejemplo1.csv','r')as f:<text:line-break/><text:tab/>s=csv.reader(f)<text:line-break/><text:tab/>for i in s:<text:line-break/><text:tab/><text:tab/>print(i)<text:line-break/>'''<text:line-break/>datos=[{'nombre':'Pepe','apellido':'perez','nota':8},{'nombre':'Alberto','apellido':'alv','nota':6}]<text:line-break/>with open ('ejemplo2.csv',"w") as f:<text:line-break/> <text:s text:c="3"/>campos=['nombre','apellido','nota']<text:line-break/> <text:s text:c="3"/>e=csv.DictWriter(f,fieldnames=campos)<text:line-break/> <text:s text:c="3"/>e.writeheader()<text:line-break/> <text:s text:c="3"/>e.writerows(datos)<text:line-break/>'''<text:line-break/><text:line-break/>with open('ejemplo2.csv','r')as f:<text:line-break/><text:tab/>s=csv.DictReader(f)<text:line-break/><text:tab/>for i in s:<text:line-break/><text:tab/><text:tab/>print(i)<text:line-break/><text:tab/><text:tab/>print(i['nombre'],i['nota'])<text:line-break/><text:line-break/><text:line-break/>#un diccionario formado por poblacion, quiere tener al final una lista de <text:line-break/>#diccionarios que tengan poblacion pais capital<text:line-break/>#para ello tenemos una lista formada por pais poblacion y capital y <text:line-break/>#una lista de lista pedidas por teclado se pediran 3 listas<text:line-break/>#en cuanto tengamos esa lista los guardaremos en un fichero<text:line-break/><text:line-break/><text:line-break/><text:line-break/><text:line-break/>with open ('ejemplo2.csv','r')as f:<text:line-break/><text:tab/>e= csv.DictReader(f)<text:line-break/><text:tab/>fichesc=open('ejemplo3.csv','w')<text:line-break/><text:tab/>salida=csv.writer(fichesc, delimiter='#',quotechar='*', quoting=csv.QUOTE_ALL)<text:line-break/><text:tab/>for i in e:<text:line-break/><text:tab/><text:tab/>salida.writerow([i['nombre'],i['nota']])<text:line-break/><text:tab/>fichesc.close()<text:line-break/><text:tab/><text:line-break/>with open('ejemplo3.csv','r')as f:<text:line-break/><text:tab/>s=csv.DictReader(f)<text:line-break/><text:tab/>for i in s:<text:line-break/><text:tab/><text:tab/>print(i)<text:tab/><text:line-break/><text:soft-page-break/>'''<text:line-break/><text:line-break/>#ejerciocio1<text:line-break/>'''<text:line-break/><text:line-break/><text:line-break/>cabecera=["Paises","Hombres","Mujeres","Total"]<text:line-break/><text:line-break/>datos=[[],[],[],[]]<text:line-break/><text:line-break/>for i in range(len(cabecera)):<text:line-break/> <text:s text:c="3"/>print("%s/%s"%(i+1,len(cabecera)))<text:line-break/> <text:s text:c="3"/>for j in range(4):<text:line-break/> <text:s text:c="7"/>datos[i].append(input("%s: "%(cabecera[j])))<text:line-break/><text:line-break/>datos=list(map(lambda x:{c:v for c,v in zip (cabecera,x)},datos))<text:line-break/>with open("ejerciocio1.csv","w") as f:<text:line-break/> <text:s text:c="3"/>cabe=cabecera<text:line-break/> <text:s text:c="3"/>e=csv.DictWriter(f,fieldnames=cabe)<text:line-break/> <text:s text:c="3"/>e.writeheader()<text:line-break/> <text:s text:c="3"/>e.writerows(datos)<text:line-break/> <text:s/><text:line-break/>with open("ejerciocio1.csv","r") as f:<text:line-break/> <text:s text:c="3"/>s=csv.DictReader(f)<text:line-break/> <text:s text:c="3"/>print("Paises","Hombres","Mujeres","Total")<text:line-break/> <text:s text:c="3"/>for i in s:<text:line-break/> <text:s text:c="7"/>print(i['Paises'],i['Hombres'],i["Mujeres"],i["Total"])<text:line-break/><text:line-break/><text:line-break/><text:line-break/><text:line-break/>'''<text:line-break/><text:line-break/>import operator<text:line-break/>with open("ejemplo2.csv","r") as f:<text:line-break/><text:tab/>e=csv.DictReader(f)<text:line-break/><text:tab/>lista=list(e)<text:line-break/><text:tab/>listaordenada=sorted(lista,key=operator.itemgetter("nota"),reverse=True)<text:line-break/>for i in listaordenada:<text:line-break/><text:tab/>print(i)<text:line-break/><text:line-break/><text:line-break/><text:line-break/>tenemos un fichero de texto con nombres y edades, se le este<text:line-break/>fichero para escrivirlo en un csv el nombre y la edad de<text:line-break/>edades entre 20 y 50, despues mostramos el fichero ordenado,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1-21T19:04:08.052000000</dc:date>
    <meta:editing-duration>PT8S</meta:editing-duration>
    <meta:editing-cycles>1</meta:editing-cycles>
    <meta:document-statistic meta:table-count="0" meta:image-count="0" meta:object-count="0" meta:page-count="2" meta:paragraph-count="1" meta:word-count="210" meta:character-count="2323" meta:non-whitespace-character-count="1985"/>
  </office:meta>
</office:document-meta>
</file>